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</style:style>
    <style:style style:name="P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color="#000000"/>
    </style:style>
    <style:style style:name="P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color="#9a4d00"/>
    </style:style>
    <style:style style:name="P4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</style:style>
    <style:style style:name="P5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000000"/>
    </style:style>
    <style:style style:name="P6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9a4d00"/>
    </style:style>
    <style:style style:name="T1" style:family="text">
      <style:text-properties fo:color="#800000"/>
    </style:style>
    <style:style style:name="T2" style:family="text">
      <style:text-properties fo:color="#000000"/>
    </style:style>
    <style:style style:name="T3" style:family="text">
      <style:text-properties fo:color="#0000cc"/>
    </style:style>
    <style:style style:name="T4" style:family="text">
      <style:text-properties fo:color="#0000cc" fo:font-weight="bold"/>
    </style:style>
    <style:style style:name="T5" style:family="text">
      <style:text-properties fo:color="#9a4d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\documentclass</text:span><text:span text:style-name="T2">[12pt]{article}</text:span></text:p>
      <text:p text:style-name="P4"><text:span text:style-name="T1">\usepackage</text:span><text:span text:style-name="T2">[utf8]{inputenc}</text:span></text:p>
      <text:p text:style-name="P4"><text:span text:style-name="T1">\usepackage</text:span><text:span text:style-name="T2">{amsmath}</text:span></text:p>
      <text:p text:style-name="P4"><text:span text:style-name="T1">\usepackage</text:span><text:span text:style-name="T2">{graphics}</text:span></text:p>
      <text:p text:style-name="P4"><text:span text:style-name="T1">\author</text:span><text:span text:style-name="T2">{Carolina Valenzuela Córdova}</text:span></text:p>
      <text:p text:style-name="P4"><text:span text:style-name="T1">\title</text:span><text:span text:style-name="T2">{</text:span><text:span text:style-name="T1">\LaTeX</text:span><text:span text:style-name="T2">}</text:span></text:p>
      <text:p text:style-name="P4"><text:span text:style-name="T1">\date</text:span><text:span text:style-name="T2">{}</text:span></text:p>
      <text:p text:style-name="P4"><text:span text:style-name="T3">\begin</text:span><text:span text:style-name="T2">{document}</text:span></text:p>
      <text:p text:style-name="P4"><text:span text:style-name="T1">\title</text:span><text:span text:style-name="T2">{Reporte Producto 6: Descripción de actividades}</text:span></text:p>
      <text:p text:style-name="P4"><text:span text:style-name="T1">\maketitle</text:span><text:span text:style-name="T2">{}</text:span></text:p>
      <text:p text:style-name="P5"><text:s text:c="2"/></text:p>
      <text:p text:style-name="P5"><text:s text:c="2"/>En la actividad 6 se modificó el programa realizado en el producto 5, de tal manera que el mismo describiera una trayectoria de tiro parabólico, </text:p>
      <text:p text:style-name="P5"><text:s text:c="2"/>considerando la fuerza de arrastre o de fricción del objeto con el aire.</text:p>
      <text:p text:style-name="P5">A su vez, las ecuaciones de movimiento se modificaron para que se pudiera incluir la fuerza de fricción y que sea graficada correctamente la </text:p>
      <text:p text:style-name="P5"><text:s text:c="2"/>parábola correspondiente a los parámetros elegidos por el usuario.</text:p>
      <text:p text:style-name="P4"><text:span text:style-name="T2"><text:s text:c="2"/>A continuación se presentan los resultados de la práctica con sus respectivas descripciones.</text:span><text:span text:style-name="T1">\\</text:span></text:p>
      <text:p text:style-name="P5"><text:s text:c="2"/></text:p>
      <text:p text:style-name="P4"><text:span text:style-name="T2"><text:s text:c="2"/>Ecuaciones utilizadas para el tiro parabólico sin fricción o fuerza de arrastre:</text:span><text:span text:style-name="T1">\\</text:span></text:p>
      <text:p text:style-name="P5"><text:s/></text:p>
      <text:p text:style-name="P4"><text:span text:style-name="T2"><text:s/></text:span><text:span text:style-name="T3">\begin</text:span><text:span text:style-name="T2">{verbatim}</text:span></text:p>
      <text:p text:style-name="P6"><text:s/>Ts = 2*v0*sin(dt_r)*(1/g)</text:p>
      <text:p text:style-name="P6">Ys = v0*v0*sin(dt_r)*sin(dt_r)*(1/(2*g))</text:p>
      <text:p text:style-name="P6">Xs = v0*v0*sin(2*dt_r)*(1/g)</text:p>
      <text:p text:style-name="P6"><text:s text:c="2"/>tt(i) = (float(i)*0.01)</text:p>
      <text:p text:style-name="P6"><text:s text:c="2"/>xx(i) = v0x*tt(i) </text:p>
      <text:p text:style-name="P6"><text:s text:c="2"/>yy(i) = v0y*tt(i) - 0.5*g*tt(i)*tt(i)</text:p>
      <text:p text:style-name="P4"><text:span text:style-name="T3">\end</text:span><text:span text:style-name="T2">{verbatim} <text:s/></text:span></text:p>
      <text:p text:style-name="P5"><text:s text:c="2"/></text:p>
      <text:p text:style-name="P5"><text:s text:c="2"/>Como se observa, las ecuaciones aquí son las habituales utilizadas en la mecánica clásica básica, sin considerar la fuerza de fricción entre el objeto lanzado y el aire. </text:p>
      <text:p text:style-name="P4"><text:span text:style-name="T2"><text:s text:c="2"/>Con ellas, el programa nos arroja datos de trayectoria final, como la y máxima, la x máxima o alcance y el tiempo total de vuelo.</text:span><text:span text:style-name="T1">\\</text:span></text:p>
      <text:p text:style-name="P5"><text:s text:c="2"/></text:p>
      <text:p text:style-name="P5"><text:s text:c="2"/></text:p>
      <text:p text:style-name="P5"><text:s text:c="2"/>Ecuaciones utilizadas para el tiro parabólico con fricción o fuerza de arrastre:</text:p>
      <text:p text:style-name="P2"><text:s text:c="2"/></text:p>
      <text:p text:style-name="P4"><text:span text:style-name="T3">\begin</text:span><text:span text:style-name="T2">{verbatim}</text:span></text:p>
      <text:p text:style-name="P6">ft(i+1) = (ft(i)*0.01) + 0.01</text:p>
      <text:p text:style-name="P6"><text:s text:c="2"/></text:p>
      <text:p text:style-name="P6"><text:s text:c="3"/>vxf(i+1) = vxf(i) + (ax(i)*ft(i+1))</text:p>
      <text:p text:style-name="P6"><text:s text:c="3"/>vyf(i+1) = vyf(i) + (ay(i)*ft(i+1))</text:p>
      <text:p text:style-name="P6"><text:s text:c="3"/>fx(i+1) = fx(i) + (vxf(i)*ft(i+1)) + ((1/2)*ax(i)*ft(i+1)*ft(i+1))</text:p>
      <text:p text:style-name="P6"><text:s text:c="3"/>fy(i+1) = fy(i) + (vyf(i)*ft(i+1)) + ((1/2)*ay(i)*ft(i+1)*ft(i+1))</text:p>
      <text:p text:style-name="P6"><text:s text:c="3"/>ax(i+1) = -(D/m)*(vxf(i))*(vxf(i))</text:p>
      <text:p text:style-name="P6"><text:s text:c="3"/>ay(i+1) = -g - ((D/m)*(vyf(i))*(vyf(i)))</text:p>
      <text:p text:style-name="P6"><text:s text:c="2"/></text:p>
      <text:p text:style-name="P1"><text:span text:style-name="T3">\end</text:span><text:span text:style-name="T2">{verbatim}</text:span></text:p>
      <text:p text:style-name="P4"><text:span text:style-name="T2"><text:s text:c="2"/>Aquí se debió recurrir a textos de física y páginas de internet como apoyo para articular correctamente las ecuaciones que nos dieran los mismos datos que las anteriores, pero esta vez considerando la fuerza de fricción.</text:span><text:span text:style-name="T1">\\</text:span></text:p>
      <text:p text:style-name="P5"><text:s text:c="2"/></text:p>
      <text:p text:style-name="P5"><text:s text:c="2"/>Código final del programa:</text:p>
      <text:p text:style-name="P4"><text:soft-page-break/><text:span text:style-name="T2"><text:s text:c="2"/></text:span><text:span text:style-name="T3">\begin</text:span><text:span text:style-name="T2">{verbatim}</text:span></text:p>
      <text:p text:style-name="P6"><text:s text:c="2"/></text:p>
      <text:p text:style-name="P6"><text:s text:c="2"/>module Cte</text:p>
      <text:p text:style-name="P6">implicit none </text:p>
      <text:p text:style-name="P6">real, parameter :: g = 9.81, p =1.1644, pi = 4.0*atan(1.0), CD = 0.47</text:p>
      <text:p text:style-name="P6">integer, parameter :: ntps=5000</text:p>
      <text:p text:style-name="P3">end module Cte</text:p>
      <text:p text:style-name="P6">program Tiro_parabolico</text:p>
      <text:p text:style-name="P6">use Cte</text:p>
      <text:p text:style-name="P6">implicit none </text:p>
      <text:p text:style-name="P6">real :: dt, x0, y0, v0, v0x, v0y, m, dt_r, D, Xs, Ts, Ys, Xf, Tf, Yf, A, r, ttotal, xsf, ysf, tt</text:p>
      <text:p text:style-name="P6">real :: vxf(0:ntps), vyf(0:ntps), ax(0:ntps),</text:p>
      <text:p text:style-name="P3"><text:s/>ay(0:ntps), xx(0:ntps), yy(0:ntps), ft(0:ntps), Vo(0:ntps)</text:p>
      <text:p text:style-name="P6">print * , 'Ingreso de datos'</text:p>
      <text:p text:style-name="P6">write (*,*) 'Elija una masa para el proyectil'</text:p>
      <text:p text:style-name="P6">read *, m</text:p>
      <text:p text:style-name="P6">print * , '-------------------------------------'</text:p>
      <text:p text:style-name="P6">write (*,*) 'Determine el radio'</text:p>
      <text:p text:style-name="P6">read *, r</text:p>
      <text:p text:style-name="P6">print * , '-------------------------------------'</text:p>
      <text:p text:style-name="P6">write (*,*) 'Proporcione una velocidad inicial'</text:p>
      <text:p text:style-name="P6">read *, v0</text:p>
      <text:p text:style-name="P6">print * , '-------------------------------------'</text:p>
      <text:p text:style-name="P6">write (*,*) 'Ingrese un ángulo inicial para el proyectil'</text:p>
      <text:p text:style-name="P6">read *, dt</text:p>
      <text:p text:style-name="P6">print * , '-------------------------------------'</text:p>
      <text:p text:style-name="P6">write (*,*) 'Determine una posición inicial en el eje x'</text:p>
      <text:p text:style-name="P6">read *, x0</text:p>
      <text:p text:style-name="P6">print * , '-------------------------------------'</text:p>
      <text:p text:style-name="P6">write (*,*) 'Determine una posición inicial en el eje y'</text:p>
      <text:p text:style-name="P6">read *, y0</text:p>
      <text:p text:style-name="P3">print * , '-------------------------------------'</text:p>
      <text:p text:style-name="P6">dt_r =(dt*pi)/180</text:p>
      <text:p text:style-name="P6">v0x = v0*cos(dt_r) !velocidad inicial <text:s/>x</text:p>
      <text:p text:style-name="P6">v0y = v0*sin(dt_r) !velocidad inicial <text:s/>y</text:p>
      <text:p text:style-name="P6">A = pi*r*r !area transversal </text:p>
      <text:p text:style-name="P3">D = p*CD*A*0.5 !</text:p>
      <text:p text:style-name="P3"><text:s/></text:p>
      <text:p text:style-name="P6">print * , '-------------------------------------'</text:p>
      <text:p text:style-name="P6">print * , '-------------------------------------'</text:p>
      <text:p text:style-name="P6">print * , '-------------------------------------'</text:p>
      <text:p text:style-name="P6">print * , '-------------------------------------'</text:p>
      <text:p text:style-name="P3">print * , '-------------------------------------'</text:p>
      <text:p text:style-name="P6">call Tiro_sfriccion(v0, dt_r, v0x, v0y, Xs, Ts, Ys, ttotal, xsf, ysf)</text:p>
      <text:p text:style-name="P6">print * , 'Modelo Ideal'</text:p>
      <text:p text:style-name="P6">print * , 'Tiempo de vuelo', ttotal, 'segundos'</text:p>
      <text:p text:style-name="P6">print * , 'Alcance', xsf, 'metros'</text:p>
      <text:p text:style-name="P6">print * , 'Altura máxima', ysf, 'metros'</text:p>
      <text:p text:style-name="P6">print * , '-------------------------------------'</text:p>
      <text:p text:style-name="P6">print * , '-------------------------------------'</text:p>
      <text:p text:style-name="P6">print * , '-------------------------------------'</text:p>
      <text:p text:style-name="P6"><text:soft-page-break/>call Tiro_friccion1(v0, v0x, v0y, ax, ay, Xf,</text:p>
      <text:p text:style-name="P6"><text:s/>Tf, Yf, x0, y0, vxf, vyf, ft, D, m, Vo)</text:p>
      <text:p text:style-name="P6">print * , 'Modelo real'</text:p>
      <text:p text:style-name="P6">print * , 'Tiempo de vuelo',Tf ,'segundos'</text:p>
      <text:p text:style-name="P6">print * , 'Alcance',Xf ,'metros'</text:p>
      <text:p text:style-name="P6">print * , 'Altura máxima',Yf ,'metros'</text:p>
      <text:p text:style-name="P3">end Program Tiro_parabolico</text:p>
      <text:p text:style-name="P6">subroutine Tiro_sfriccion(v0, dt_r, v0x, v0y, Xs,</text:p>
      <text:p text:style-name="P6"><text:s/>Ts, Ys, ttotal, xsf, ysf)</text:p>
      <text:p text:style-name="P6">use Cte</text:p>
      <text:p text:style-name="P6">implicit none</text:p>
      <text:p text:style-name="P6">real, intent(in) :: v0x, v0y, v0, dt_r</text:p>
      <text:p text:style-name="P6">real, intent(inout) :: Xs, Ts, Ys, ttotal, xsf, ysf</text:p>
      <text:p text:style-name="P6">real, dimension (0:ntps) :: xx, yy, tt</text:p>
      <text:p text:style-name="P3">integer :: i</text:p>
      <text:p text:style-name="P6">Ts = 2*v0*sin(dt_r)*(1/g)</text:p>
      <text:p text:style-name="P6">Ys = v0*v0*sin(dt_r)*sin(dt_r)*(1/(2*g))</text:p>
      <text:p text:style-name="P3">Xs = v0*v0*sin(2*dt_r)*(1/g)</text:p>
      <text:p text:style-name="P6">open (1, file='tirosinfriccion.dat')</text:p>
      <text:p text:style-name="P6">do i=0, ntps, 1</text:p>
      <text:p text:style-name="P6"><text:s text:c="2"/></text:p>
      <text:p text:style-name="P6"><text:s text:c="2"/>tt(i) = (float(i)*0.01)</text:p>
      <text:p text:style-name="P6"><text:s text:c="2"/>xx(i) = v0x*tt(i) </text:p>
      <text:p text:style-name="P6"><text:s text:c="2"/>yy(i) = v0y*tt(i) - 0.5*g*tt(i)*tt(i)</text:p>
      <text:p text:style-name="P6">write (1,*) xx(i), yy(i)</text:p>
      <text:p text:style-name="P6">if (yy(i)&lt;0) exit</text:p>
      <text:p text:style-name="P6">end do</text:p>
      <text:p text:style-name="P3">close (1)</text:p>
      <text:p text:style-name="P6">ttotal =tt(i)</text:p>
      <text:p text:style-name="P6">xsf = xx(i)</text:p>
      <text:p text:style-name="P3">ysf = maxval(yy, 1, (yy(i)&lt;0))</text:p>
      <text:p text:style-name="P3">end subroutine Tiro_sfriccion</text:p>
      <text:p text:style-name="P6">subroutine Tiro_friccion1(v0,v0x, v0y, ax, ay, Xf, Tf,</text:p>
      <text:p text:style-name="P6"><text:s/>Yf, x0, y0, vxf, vyf, ft, D, m, Vo) </text:p>
      <text:p text:style-name="P6">use cte</text:p>
      <text:p text:style-name="P6">implicit none</text:p>
      <text:p text:style-name="P6">real, intent(in) :: v0, v0x, v0y, x0, y0, D, m</text:p>
      <text:p text:style-name="P6">real, intent(inout) :: Xf, Tf, Yf</text:p>
      <text:p text:style-name="P6">real, dimension (0:ntps) :: fx, ft, fy, vxf, vyf, ax, ay, Vo</text:p>
      <text:p text:style-name="P6">integer :: i</text:p>
      <text:p text:style-name="P6"><text:s text:c="3"/></text:p>
      <text:p text:style-name="P6"><text:s text:c="3"/>fy = 0</text:p>
      <text:p text:style-name="P6"><text:s text:c="3"/>ft(0)=0</text:p>
      <text:p text:style-name="P6"><text:s text:c="3"/>fx(0)=x0</text:p>
      <text:p text:style-name="P6"><text:s text:c="3"/>fy(0)=y0</text:p>
      <text:p text:style-name="P6"><text:s text:c="3"/>vxf(0)=v0x</text:p>
      <text:p text:style-name="P6"><text:s text:c="3"/>vyf(0)=v0y</text:p>
      <text:p text:style-name="P6"><text:s text:c="3"/>ax(0) = -(D/m)*(v0x)*(v0x)</text:p>
      <text:p text:style-name="P3"><text:s text:c="3"/>ay(0) = -g - ((D/m)*(v0y)*(v0y))</text:p>
      <text:p text:style-name="P6">open (2, file='tirofriccion.dat') <text:s/></text:p>
      <text:p text:style-name="P6">do i = 0, ntps, 1</text:p>
      <text:p text:style-name="P3"><text:soft-page-break/><text:s text:c="4"/></text:p>
      <text:p text:style-name="P6"><text:s text:c="3"/>ft(i+1) = (ft(i)*0.01) + 0.01</text:p>
      <text:p text:style-name="P6"><text:s text:c="2"/></text:p>
      <text:p text:style-name="P6"><text:s text:c="3"/>vxf(i+1) = vxf(i) + (ax(i)*ft(i+1))</text:p>
      <text:p text:style-name="P6"><text:s text:c="3"/>vyf(i+1) = vyf(i) + (ay(i)*ft(i+1))</text:p>
      <text:p text:style-name="P6"><text:s text:c="3"/>fx(i+1) = fx(i) + (vxf(i)*ft(i+1)) + ((1/2)*ax(i)*ft(i+1)*ft(i+1))</text:p>
      <text:p text:style-name="P6"><text:s text:c="3"/>fy(i+1) = fy(i) + (vyf(i)*ft(i+1)) + ((1/2)*ay(i)*ft(i+1)*ft(i+1))</text:p>
      <text:p text:style-name="P6"><text:s text:c="3"/>ax(i+1) = -(D/m)*(vxf(i))*(vxf(i))</text:p>
      <text:p text:style-name="P6"><text:s text:c="3"/>ay(i+1) = -g - ((D/m)*(vyf(i))*(vyf(i)))</text:p>
      <text:p text:style-name="P3"><text:s text:c="2"/></text:p>
      <text:p text:style-name="P6">write (2, 1001) fx(i), fy(i)</text:p>
      <text:p text:style-name="P3">if (fy(i)&lt;0) exit</text:p>
      <text:p text:style-name="P6">end do</text:p>
      <text:p text:style-name="P6">1001 format (2f10.6)</text:p>
      <text:p text:style-name="P3">close (2)</text:p>
      <text:p text:style-name="P6">Tf = ft(i) * 10.0</text:p>
      <text:p text:style-name="P6">Xf = fx(i+1)</text:p>
      <text:p text:style-name="P6">Yf = maxval(fy, 1, (fy(i)&lt;0))</text:p>
      <text:p text:style-name="P3">end subroutine Tiro_friccion1</text:p>
      <text:p text:style-name="P4"><text:span text:style-name="T5"><text:s text:c="2"/></text:span><text:span text:style-name="T3">\end</text:span><text:span text:style-name="T2">{verbatim}</text:span></text:p>
      <text:p text:style-name="P2"><text:s text:c="2"/></text:p>
      <text:p text:style-name="P5"><text:s/>La estructura del código contempla lo siguiente:</text:p>
      <text:p text:style-name="P5"><text:s/></text:p>
      <text:p text:style-name="P5">Sección de declaración de variables</text:p>
      <text:p text:style-name="P5">Sección de declaración de constantes</text:p>
      <text:p text:style-name="P5">Subrutina para cálculo de trayectoria con entradas: dt, x0, y0, v0x, v0y, ax, ay; salida: t, x, y </text:p>
      <text:p text:style-name="P5">Subrutina para cálculo de fuerza de arrastre con entrada: m, densidad, A, CD, u0x, v0y ; salida: ax, ay</text:p>
      <text:p text:style-name="P5">Se pide que utilizar un formato para escribir salida para los datos (ver ejemplo de formato):</text:p>
      <text:p text:style-name="P5"><text:s text:c="14"/>do i = 1, npts <text:s text:c="6"/></text:p>
      <text:p text:style-name="P5"><text:s text:c="14"/>write(1, 10001) x(i), y(i)</text:p>
      <text:p text:style-name="P5"><text:s text:c="7"/>end do </text:p>
      <text:p text:style-name="P5"><text:s text:c="2"/>1001 format (2f10.6) <text:s/></text:p>
      <text:p text:style-name="P5"><text:s/>La actividad pide calcular el error al no considerar el arrastre del aire, al lanzar una bola esférica de masa m=0.25kg, y radio R = 0.05m. Hacer un cálculo con y sin arrastre y comparar para ángulos complementarios por arriba y debajo de 45º (por ej. 30º y 60º).</text:p>
      <text:p text:style-name="P2"><text:s text:c="2"/></text:p>
      <text:p text:style-name="P5"><text:s/>Grafica al menos 3 casos distintos y explica tus resultados desde el punto de vista de la Física.</text:p>
      <text:p text:style-name="P5"><text:s/></text:p>
      <text:p text:style-name="P5"><text:s text:c="2"/></text:p>
      <text:p text:style-name="P4"><text:span text:style-name="T2"><text:s/></text:span><text:span text:style-name="T4">\includegraphics</text:span><text:span text:style-name="T2">{producto660}</text:span></text:p>
      <text:p text:style-name="P4"><text:span text:style-name="T2"><text:s/></text:span><text:span text:style-name="T4">\includegraphics</text:span><text:span text:style-name="T2">{producto630}</text:span></text:p>
      <text:p text:style-name="P4"><text:span text:style-name="T2"><text:s/></text:span><text:span text:style-name="T4">\includegraphics</text:span><text:span text:style-name="T2">{producto670} </text:span></text:p>
      <text:p text:style-name="P4"><text:span text:style-name="T3">\end</text:span><text:span text:style-name="T2">{document}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olina Cordova</meta:initial-creator>
    <meta:creation-date>2015-04-20T12:53:14.887229018</meta:creation-date>
    <dc:date>2015-04-20T12:53:33.356576702</dc:date>
    <dc:creator>Carolina Cordova</dc:creator>
    <meta:editing-duration>P0D</meta:editing-duration>
    <meta:editing-cycles>1</meta:editing-cycles>
    <meta:document-statistic meta:table-count="0" meta:image-count="0" meta:object-count="0" meta:page-count="4" meta:paragraph-count="191" meta:word-count="981" meta:character-count="6712" meta:non-whitespace-character-count="5694"/>
    <meta:generator>LibreOffice/4.2.7.2$Linux_X86_64 LibreOffice_project/420m0$Build-2</meta:generator>
  </office:meta>
</office:document-meta>
</file>